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$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3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*[.F62]"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3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3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3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3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3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3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3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3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3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3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3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3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3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3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3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3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3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3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3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3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3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3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3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3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3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3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3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3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3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3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3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3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3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3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3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*[.F500]" office:value-type="float" office:value="430" calcext:value-type="float">
            <text:p>430</text:p>
          </table:table-cell>
        </table:table-row>
      </table:table>
      <table:table table:name="premia" table:style-name="ta1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16.08033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7:22:26.673011446</meta:creation-date>
    <dc:date>2017-09-22T07:39:46.928300460</dc:date>
    <meta:editing-duration>PT12M36S</meta:editing-duration>
    <meta:editing-cycles>4</meta:editing-cycles>
    <meta:generator>LibreOffice/5.4.0.3$Linux_X86_64 LibreOffice_project/40m0$Build-3</meta:generator>
    <meta:document-statistic meta:table-count="3" meta:cell-count="4101" meta:object-count="0"/>
  </office:meta>
</office:document-meta>
</file>